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-Regular" svg:font-family="Montserrat-Regular" style:font-family-generic="roman" style:font-pitch="variable"/>
    <style:font-face style:name="NSimSun" svg:font-family="NSimSun" style:font-family-generic="modern" style:font-pitch="fixed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officeooo:rsid="00097d59" officeooo:paragraph-rsid="00097d59"/>
    </style:style>
    <style:style style:name="P2" style:family="paragraph" style:parent-style-name="Standard">
      <style:text-properties officeooo:rsid="00097d59" officeooo:paragraph-rsid="000aab73"/>
    </style:style>
    <style:style style:name="P3" style:family="paragraph" style:parent-style-name="Standard">
      <style:text-properties officeooo:rsid="00097d59" officeooo:paragraph-rsid="000ae0cf"/>
    </style:style>
    <style:style style:name="P4" style:family="paragraph" style:parent-style-name="Standard">
      <style:text-properties officeooo:rsid="00097d59" officeooo:paragraph-rsid="000e4621"/>
    </style:style>
    <style:style style:name="P5" style:family="paragraph" style:parent-style-name="Standard">
      <style:text-properties officeooo:paragraph-rsid="00097d59"/>
    </style:style>
    <style:style style:name="P6" style:family="paragraph" style:parent-style-name="Preformatted_20_Text">
      <style:text-properties officeooo:paragraph-rsid="00097d59"/>
    </style:style>
    <style:style style:name="P7" style:family="paragraph" style:parent-style-name="Standard">
      <style:text-properties officeooo:rsid="000ae0cf" officeooo:paragraph-rsid="000ae0cf"/>
    </style:style>
    <style:style style:name="P8" style:family="paragraph" style:parent-style-name="Standard">
      <style:text-properties officeooo:rsid="000e4621" officeooo:paragraph-rsid="000e4621"/>
    </style:style>
    <style:style style:name="P9" style:family="paragraph" style:parent-style-name="Standard">
      <style:text-properties officeooo:rsid="000e4621" officeooo:paragraph-rsid="000e4621" fo:background-color="#ffff6d"/>
    </style:style>
    <style:style style:name="P10" style:family="paragraph" style:parent-style-name="Standard">
      <style:text-properties officeooo:paragraph-rsid="000ae0cf"/>
    </style:style>
    <style:style style:name="P11" style:family="paragraph" style:parent-style-name="Standard">
      <style:text-properties officeooo:paragraph-rsid="000e4621"/>
    </style:style>
    <style:style style:name="P12" style:family="paragraph" style:parent-style-name="Standard">
      <style:text-properties officeooo:rsid="0013319b" officeooo:paragraph-rsid="000e4621"/>
    </style:style>
    <style:style style:name="P13" style:family="paragraph" style:parent-style-name="Standard">
      <style:text-properties style:font-name="TimesNewRomanPSMT" fo:font-size="12pt" officeooo:rsid="0013319b" officeooo:paragraph-rsid="000e4621" style:font-size-asian="12pt" style:font-size-complex="12pt"/>
    </style:style>
    <style:style style:name="P14" style:family="paragraph" style:parent-style-name="Preformatted_20_Text">
      <style:text-properties officeooo:rsid="0011a64e" officeooo:paragraph-rsid="0011a64e"/>
    </style:style>
    <style:style style:name="P15" style:family="paragraph" style:parent-style-name="Standard">
      <style:text-properties officeooo:rsid="0011ad20" officeooo:paragraph-rsid="0011ad20"/>
    </style:style>
    <style:style style:name="P16" style:family="paragraph" style:parent-style-name="Standard">
      <style:text-properties officeooo:rsid="0015bbe0" officeooo:paragraph-rsid="0015bbe0"/>
    </style:style>
    <style:style style:name="T1" style:family="text">
      <style:text-properties officeooo:rsid="00097d59"/>
    </style:style>
    <style:style style:name="T2" style:family="text">
      <style:text-properties officeooo:rsid="000aab73"/>
    </style:style>
    <style:style style:name="T3" style:family="text">
      <style:text-properties officeooo:rsid="000ae0cf"/>
    </style:style>
    <style:style style:name="T4" style:family="text">
      <style:text-properties style:font-name="Montserrat-Regular" fo:font-size="12pt" style:font-size-asian="12pt"/>
    </style:style>
    <style:style style:name="T5" style:family="text">
      <style:text-properties fo:background-color="#ffff6d" loext:char-shading-value="0"/>
    </style:style>
    <style:style style:name="T6" style:family="text">
      <style:text-properties officeooo:rsid="000f81a5"/>
    </style:style>
    <style:style style:name="T7" style:family="text">
      <style:text-properties officeooo:rsid="000fadba"/>
    </style:style>
    <style:style style:name="T8" style:family="text">
      <style:text-properties loext:padding="0cm" loext:border="none"/>
    </style:style>
    <style:style style:name="T9" style:family="text">
      <style:text-properties officeooo:rsid="0011a64e"/>
    </style:style>
    <style:style style:name="T10" style:family="text">
      <style:text-properties officeooo:rsid="00138931"/>
    </style:style>
    <style:style style:name="T11" style:family="text">
      <style:text-properties officeooo:rsid="00178e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2"/><text:span text:style-name="T1">COMMANDES LINUX PRATIQUE</text:span></text:p>
      <text:p text:style-name="Standard"/>
      <text:p text:style-name="Standard"/>
      <text:p text:style-name="P1">ls /: liste le contenu du répertoire à la racine de n’importe quel endroit</text:p>
      <text:p text:style-name="P2">cd / : <text:span text:style-name="T2">Déplace </text:span><text:span text:style-name="T3">dans l’arborescence </text:span><text:span text:style-name="T2">à la racine</text:span></text:p>
      <text:p text:style-name="P3">cd .. : déplace <text:span text:style-name="T3">dans l’arborescence </text:span>vers l<text:span text:style-name="T6">e répertoire parent</text:span></text:p>
      <text:p text:style-name="P3">cd : déplace <text:span text:style-name="T3">dans l’arborescence vers le dossier</text:span> utilisateur</text:p>
      <text:p text:style-name="P2">/<text:span text:style-name="T2"># : <text:s/></text:span>indique l’emplacement au niveau <text:span text:style-name="T2">de la racine</text:span></text:p>
      <text:p text:style-name="P1">~$ : indique l’emplacement au niveau d<text:span text:style-name="T3">u dossier</text:span> utilisateur</text:p>
      <text:p text:style-name="P1">cd home/salihi/Documents ou cd ~salihi/Documents: ex chemin accès au répertoire Documents</text:p>
      <text:p text:style-name="P1">libreoffice : suivi du nom du fichier .odt à ouvrir dans le répertoire concerné</text:p>
      <text:p text:style-name="P1">pdfarranger : suivi du nom du fichier PDF à ouvrir dans le répertoire concerné</text:p>
      <text:p text:style-name="P1"/>
      <text:p text:style-name="P7"><text:span text:style-name="T5">Commandes fichiers</text:span> :</text:p>
      <text:p text:style-name="P10"/>
      <text:p text:style-name="P7">chown : changer le propriétaire du fichier</text:p>
      <text:p text:style-name="P7">chmod : changer les droits du fichier</text:p>
      <text:p text:style-name="P7">find : cherche un fichier dans un dossier</text:p>
      <text:p text:style-name="P7">cat : affiche le contenu d’un fichier </text:p>
      <text:p text:style-name="P7">more et less : affiche le fichier à l’écran avec des options pour se déplacer</text:p>
      <text:p text:style-name="P7">vim et nano : éditeur de fichier</text:p>
      <text:p text:style-name="P4">ls : liste <text:span text:style-name="T3">les fichiers et les répertoires </text:span>par défaut au format court </text:p>
      <text:p text:style-name="P4">ls -l : <text:span text:style-name="T3">liste le contenu du répertoire dossier en mode détaillé, possible avec -la,-lS,-lt,-lr</text:span></text:p>
      <text:p text:style-name="P4">ls -a : <text:s/><text:span text:style-name="T3">liste tous les fichiers y compris les </text:span>fichiers cachés </text:p>
      <text:p text:style-name="P11"><text:span text:style-name="T1">ls -</text:span><text:span text:style-name="T3">S : trie les fichiers</text:span> par taille <text:span text:style-name="T3">en débutant par le plus gros</text:span>  </text:p>
      <text:p text:style-name="P11"><text:span text:style-name="T1">ls -t : </text:span><text:span text:style-name="T3">trie les fichiers</text:span> par date/heure <text:span text:style-name="T3">en débutant par les plus récents</text:span></text:p>
      <text:p text:style-name="P11">ls -lr : format de liste longue dans l'ordre inverse = tjrs ajouter r à la fin pour inverser</text:p>
      <text:p text:style-name="P7"/>
      <text:p text:style-name="P7"><text:span text:style-name="T5">Commandes répertoires</text:span> : </text:p>
      <text:p text:style-name="P7"/>
      <text:p text:style-name="P7">mkdir : créer un répertoire</text:p>
      <text:p text:style-name="P7">cd : naviguer d’un répertoire à un autre</text:p>
      <text:p text:style-name="P7"/>
      <text:p text:style-name="P7"><text:span text:style-name="T5">Commandes répertoires et fichiers</text:span> :</text:p>
      <text:p text:style-name="P7"/>
      <text:p text:style-name="P4">ls : liste <text:span text:style-name="T3">les fichiers et les répertoires</text:span></text:p>
      <text:p text:style-name="P7">cp : copie des répertoires et des fichiers</text:p>
      <text:p text:style-name="P7">mv : renome et déplace des répertoires et des fichiers</text:p>
      <text:p text:style-name="P7">rm : suprime des répertoires et des fichiers</text:p>
      <text:p text:style-name="P7"/>
      <text:p text:style-name="P7"><text:span text:style-name="T5">Commandes de mise à jour</text:span> : </text:p>
      <text:p text:style-name="P7"/>
      <text:p text:style-name="P12">apt-get update : met à jour la liste des paquets disponibles à partir de source.list</text:p>
      <text:p text:style-name="P12"/>
      <text:p text:style-name="P12">apt-get upgrade : met à jour les paquets déjà installés</text:p>
      <text:p text:style-name="P12"/>
      <text:p text:style-name="P13">apt update &amp;&amp; apt upgrade -y</text:p>
      <text:p text:style-name="P7"><text:s/></text:p>
      <text:p text:style-name="P9">Commande pour visualiser l’état de fonctionnement d’un serveur linux</text:p>
      <text:p text:style-name="P8"/>
      <text:p text:style-name="P8">systemctl status nom du ser<text:span text:style-name="T4">veur </text:span></text:p>
      <text:p text:style-name="P5"/>
      <text:p text:style-name="P6"><text:soft-page-break/>ip route show : donne l'adresse IP de la passerelle </text:p>
      <text:p text:style-name="P6"/>
      <text:p text:style-name="P6">cat /etc/resolv.conf : <text:span text:style-name="T7">donne l’adresse du DNS</text:span></text:p>
      <text:p text:style-name="P6"/>
      <text:p text:style-name="P6">nano /etc/network/interfaces : La configuration d'une carte réseau s'effectue par l'intermédiaire du fichier "<text:span text:style-name="Strong_20_Emphasis"><text:span text:style-name="T8">/etc/network/interfaces</text:span></text:span>". Nous allons l'éditer <text:span text:style-name="T7">ici</text:span> avec "nano" </text:p>
      <text:p text:style-name="P6"/>
      <text:p text:style-name="P6">/<text:span text:style-name="T9">etc/init.d/networking restart : pour redémarrer le service lié au réseau</text:span></text:p>
      <text:p text:style-name="P6"/>
      <text:p text:style-name="P6">apt install ssh -y : <text:span text:style-name="T9">installer ssh sur un client linux</text:span></text:p>
      <text:p text:style-name="P6"/>
      <text:p text:style-name="P14"><text:span text:style-name="T11">ssh </text:span><text:a xlink:type="simple" xlink:href="mailto:nom_utilisateur@adresse_IP_du_serveur" text:style-name="Internet_20_link" text:visited-style-name="Visited_20_Internet_20_Link">nom_utilisateur@adresse_IP_du_serveur</text:a> : pour se connecter au serveur par ssh</text:p>
      <text:p text:style-name="P5"/>
      <text:p text:style-name="P15">tar xzvf suivi du nom du fichier <text:span text:style-name="T10">et chemin ou être dans le dossier</text:span> : décompresser un fichier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-Regular" svg:font-family="Montserrat-Regular" style:font-family-generic="roman" style:font-pitch="variable"/>
    <style:font-face style:name="NSimSun" svg:font-family="NSimSun" style:font-family-generic="modern" style:font-pitch="fixed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5:59:33.684805876</meta:creation-date>
    <dc:date>2024-04-19T16:43:54.282000000</dc:date>
    <meta:editing-duration>P1DT5H2M4S</meta:editing-duration>
    <meta:editing-cycles>14</meta:editing-cycles>
    <meta:generator>LibreOffice/7.6.2.1$Windows_X86_64 LibreOffice_project/56f7684011345957bbf33a7ee678afaf4d2ba333</meta:generator>
    <meta:print-date>2024-03-13T14:50:45.989000000</meta:print-date>
    <meta:printed-by>Fichiers PDF</meta:printed-by>
    <meta:document-statistic meta:table-count="0" meta:image-count="0" meta:object-count="0" meta:page-count="3" meta:paragraph-count="45" meta:word-count="435" meta:character-count="2580" meta:non-whitespace-character-count="2134"/>
  </office:meta>
</office:document-meta>
</file>